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3.556cm" svg:y="1.143cm">
          <text:p text:style-name="P1"><text:span text:style-name="T1">Security in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67cm" svg:height="3.175cm" svg:x="5.461cm" svg:y="12.319cm">
          <text:p text:style-name="P1"><text:span text:style-name="T2">All OWASP top 10 <text:s/>(2013 &amp; 2017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064cm" svg:height="1.905cm" svg:x="10.922cm" svg:y="8.255cm">
          <text:p text:style-name="P1"><text:span text:style-name="T2">Entire most-relevant 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921cm" svg:height="1.143cm" svg:x="16.891cm" svg:y="5.842cm">
          <text:p text:style-name="P1"><text:span text:style-name="T2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81cm" svg:y1="7.747cm" svg:x2="8.065cm" svg:y2="3.048cm" draw:start-shape="id1" draw:start-glue-point="0" draw:end-shape="id2" draw:end-glue-point="8" svg:d="M7810 7747l255-4699" svg:viewBox="0 0 256 4700">
          <text:p/>
        </draw:connector>
        <draw:connector draw:style-name="gr3" draw:text-style-name="P1" draw:layer="layout" draw:type="line" svg:x1="12.954cm" svg:y1="8.255cm" svg:x2="12.7cm" svg:y2="7.366cm" draw:start-shape="id3" draw:start-glue-point="0" draw:end-shape="id4" draw:end-glue-point="2" svg:d="M12954 8255l-254-889" svg:viewBox="0 0 255 890">
          <text:p/>
        </draw:connector>
        <draw:connector draw:style-name="gr3" draw:text-style-name="P1" draw:layer="layout" draw:type="line" svg:x1="18.351cm" svg:y1="5.842cm" svg:x2="8.065cm" svg:y2="3.048cm" draw:start-shape="id5" draw:start-glue-point="0" draw:end-shape="id2" draw:end-glue-point="8" svg:d="M18351 5842l-10286-2794" svg:viewBox="0 0 10287 2795">
          <text:p/>
        </draw:connector>
        <draw:custom-shape draw:style-name="gr2" draw:text-style-name="P3" xml:id="id6" draw:id="id6" draw:layer="layout" svg:width="4.318cm" svg:height="2.413cm" svg:x="9.144cm" svg:y="13.081cm">
          <text:p text:style-name="P1"><text:span text:style-name="T2">Hardened outugoing HTTP headers, including restrictive CS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413cm" svg:height="1.778cm" svg:x="14.732cm" svg:y="19.304cm">
          <text:p text:style-name="P1"><text:span text:style-name="T2">Incoming rate lim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002cm" svg:height="1.886cm" svg:x="11.095cm" svg:y="11.068cm">
          <text:p text:style-name="P1"><text:span text:style-name="T2">Force HTTPS, including via 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462cm" svg:y1="14.287cm" svg:x2="18.351cm" svg:y2="6.985cm" draw:start-shape="id6" draw:start-glue-point="1" draw:end-shape="id5" draw:end-glue-point="2" svg:d="M13462 14287l4889-7302" svg:viewBox="0 0 4890 7303">
          <text:p/>
        </draw:connector>
        <draw:connector draw:style-name="gr3" draw:text-style-name="P1" draw:layer="layout" draw:type="line" svg:x1="15.938cm" svg:y1="19.304cm" svg:x2="18.351cm" svg:y2="6.985cm" draw:start-shape="id7" draw:start-glue-point="0" draw:end-shape="id5" draw:end-glue-point="2" svg:d="M15938 19304l2413-12319" svg:viewBox="0 0 2414 12320">
          <text:p/>
        </draw:connector>
        <draw:connector draw:style-name="gr3" draw:text-style-name="P1" draw:layer="layout" draw:type="line" svg:x1="14.097cm" svg:y1="12.011cm" svg:x2="18.351cm" svg:y2="6.985cm" draw:start-shape="id8" draw:start-glue-point="1" draw:end-shape="id5" draw:end-glue-point="2" svg:d="M14097 12011l4254-5026" svg:viewBox="0 0 4255 5027">
          <text:p/>
        </draw:connector>
        <draw:connector draw:style-name="gr3" draw:text-style-name="P1" draw:layer="layout" draw:type="line" svg:x1="14.605cm" svg:y1="16.891cm" svg:x2="18.351cm" svg:y2="6.985cm" draw:start-shape="id9" draw:start-glue-point="0" draw:end-shape="id5" draw:end-glue-point="2" svg:d="M14605 16891l3746-9906" svg:viewBox="0 0 3747 9907">
          <text:p/>
        </draw:connector>
        <draw:custom-shape draw:style-name="gr2" draw:text-style-name="P3" xml:id="id9" draw:id="id9" draw:layer="layout" svg:width="2.286cm" svg:height="2.032cm" svg:x="13.462cm" svg:y="16.891cm">
          <text:p text:style-name="P1"><text:span text:style-name="T2">CSRF token harden-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413cm" svg:height="1.651cm" svg:x="14.986cm" svg:y="21.463cm">
          <text:p text:style-name="P1"><text:span text:style-name="T2">Outgoing 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99cm" svg:y1="22.288cm" svg:x2="18.351cm" svg:y2="6.985cm" draw:start-shape="id10" draw:start-glue-point="1" draw:end-shape="id5" draw:end-glue-point="2" svg:d="M17399 22288l952-15303" svg:viewBox="0 0 953 15304">
          <text:p/>
        </draw:connector>
        <draw:custom-shape draw:style-name="gr2" draw:text-style-name="P3" xml:id="id11" draw:id="id11" draw:layer="layout" svg:width="3.937cm" svg:height="1.524cm" svg:x="0.889cm" svg:y="15.621cm">
          <text:p text:style-name="P1"><text:span text:style-name="T2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794cm" svg:height="1.27cm" svg:x="1.959cm" svg:y="17.526cm">
          <text:p text:style-name="P1"><text:span text:style-name="T2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286cm" svg:height="0.889cm" svg:x="2.413cm" svg:y="19.05cm">
          <text:p text:style-name="P1"><text:span text:style-name="T2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937cm" svg:height="1.524cm" svg:x="0.87cm" svg:y="20.609cm">
          <text:p text:style-name="P1"><text:span text:style-name="T2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937cm" svg:height="1.524cm" svg:x="0.805cm" svg:y="22.441cm">
          <text:p text:style-name="P1"><text:span text:style-name="T2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937cm" svg:height="1.524cm" svg:x="1.078cm" svg:y="24.892cm">
          <text:p text:style-name="P1"><text:span text:style-name="T2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937cm" svg:height="1.524cm" svg:x="5.396cm" svg:y="25.054cm">
          <text:p text:style-name="P1"><text:span text:style-name="T2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2.286cm" svg:height="1.318cm" svg:x="6.35cm" svg:y="23.003cm">
          <text:p text:style-name="P1"><text:span text:style-name="T2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3.48cm" svg:height="1.318cm" svg:x="9.874cm" svg:y="25.28cm">
          <text:p text:style-name="P1"><text:span text:style-name="T2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048cm" svg:height="1.953cm" svg:x="10.087cm" svg:y="23.112cm">
          <text:p text:style-name="P1"><text:span text:style-name="T2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11" draw:start-glue-point="1" draw:end-shape="id12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13" draw:start-glue-point="1" svg:d="M4753 18161l2041-2666" svg:viewBox="0 0 2042 2667">
          <text:p/>
        </draw:connector>
        <draw:connector draw:style-name="gr3" draw:text-style-name="P1" draw:layer="layout" draw:type="line" svg:x1="4.699cm" svg:y1="19.494cm" svg:x2="6.794cm" svg:y2="15.496cm" draw:start-shape="id14" draw:start-glue-point="1" svg:d="M4699 19494l2095-3998" svg:viewBox="0 0 2096 3999">
          <text:p/>
        </draw:connector>
        <draw:connector draw:style-name="gr3" draw:text-style-name="P1" draw:layer="layout" draw:type="line" svg:x1="4.807cm" svg:y1="21.371cm" svg:x2="6.794cm" svg:y2="15.497cm" draw:start-shape="id15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16" draw:start-glue-point="1" svg:d="M4742 23203l2052-7705" svg:viewBox="0 0 2053 7706">
          <text:p/>
        </draw:connector>
        <draw:connector draw:style-name="gr3" draw:text-style-name="P1" draw:layer="layout" draw:type="line" svg:x1="5.015cm" svg:y1="25.654cm" svg:x2="6.809cm" svg:y2="15.499cm" draw:start-shape="id17" draw:start-glue-point="1" svg:d="M5015 25654l1794-10155" svg:viewBox="0 0 1795 10156">
          <text:p/>
        </draw:connector>
        <draw:connector draw:style-name="gr3" draw:text-style-name="P1" draw:layer="layout" draw:type="line" svg:x1="5.396cm" svg:y1="25.816cm" svg:x2="6.864cm" svg:y2="15.5cm" draw:start-shape="id18" draw:start-glue-point="3" svg:d="M5396 25816l1468-10316" svg:viewBox="0 0 1469 10317">
          <text:p/>
        </draw:connector>
        <draw:connector draw:style-name="gr3" draw:text-style-name="P1" draw:layer="layout" draw:type="line" svg:x1="6.35cm" svg:y1="23.662cm" svg:x2="6.81cm" svg:y2="15.501cm" draw:start-shape="id19" draw:start-glue-point="3" svg:d="M6350 23662l460-8161" svg:viewBox="0 0 461 8162">
          <text:p/>
        </draw:connector>
        <draw:connector draw:style-name="gr3" draw:text-style-name="P1" draw:layer="layout" draw:type="line" svg:x1="9.874cm" svg:y1="25.939cm" svg:x2="6.759cm" svg:y2="15.502cm" draw:start-shape="id20" draw:start-glue-point="3" svg:d="M9874 25939l-3115-10437" svg:viewBox="0 0 3116 10438">
          <text:p/>
        </draw:connector>
        <draw:connector draw:style-name="gr3" draw:text-style-name="P1" draw:layer="layout" draw:type="line" svg:x1="10.087cm" svg:y1="24.088cm" svg:x2="6.728cm" svg:y2="15.503cm" draw:start-shape="id21" draw:start-glue-point="3" svg:d="M10087 24088l-3359-8585" svg:viewBox="0 0 3360 8586">
          <text:p/>
        </draw:connector>
        <draw:frame draw:style-name="gr4" draw:text-style-name="P4" draw:layer="layout" svg:width="2.238cm" svg:height="1.047cm" svg:x="13.337cm" svg:y="25.64cm">
          <draw:text-box>
            <text:p><text:span text:style-name="T3">See supply</text:span><text:span text:style-name="T3"><text:line-break/></text:span><text:span text:style-name="T3">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2" draw:text-style-name="P3" xml:id="id22" draw:id="id22" draw:layer="layout" svg:width="6.096cm" svg:height="3.556cm" svg:x="0.762cm" svg:y="3.937cm">
          <text:p text:style-name="P1"><text:span text:style-name="T2">Most implementation vulnerabilities are due to common types of implementation errors or common misconfigurations, so countering them greatly reduces security ri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858cm" svg:y1="5.715cm" svg:x2="8.065cm" svg:y2="3.048cm" draw:start-shape="id22" draw:end-shape="id2" draw:end-glue-point="8" svg:d="M6858 5715l1207-2667" svg:viewBox="0 0 1208 2668">
          <text:p/>
        </draw:connector>
        <draw:frame draw:style-name="gr5" draw:text-style-name="P4" draw:layer="layout" svg:width="4.318cm" svg:height="1.047cm" svg:x="16.483cm" svg:y="4.768cm">
          <draw:text-box>
            <text:p><text:span text:style-name="T3">Reduce/eliminate impact if defect exists</text:span></text:p>
          </draw:text-box>
        </draw:frame>
        <draw:custom-shape draw:style-name="gr2" draw:text-style-name="P3" xml:id="id1" draw:id="id1" draw:layer="layout" svg:width="5.207cm" svg:height="3.302cm" svg:x="5.207cm" svg:y="7.747cm">
          <text:p text:style-name="P1"><text:span text:style-name="T2">All of the most common important implementation vulnerability types (weaknesses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794cm" svg:y1="12.319cm" svg:x2="7.81cm" svg:y2="11.049cm" draw:start-shape="id12" draw:start-glue-point="0" draw:end-shape="id1" draw:end-glue-point="2" svg:d="M6794 12319l1016-1270" svg:viewBox="0 0 1017 1271">
          <text:p/>
        </draw:connector>
        <draw:custom-shape draw:style-name="gr2" draw:text-style-name="P3" xml:id="id4" draw:id="id4" draw:layer="layout" svg:width="5.588cm" svg:height="2.159cm" svg:x="9.906cm" svg:y="5.207cm">
          <text:p text:style-name="P1"><text:span text:style-name="T2">All of the most common known security-relevant misconfiguration errors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7cm" svg:y1="5.207cm" svg:x2="8.065cm" svg:y2="3.048cm" draw:start-shape="id4" draw:start-glue-point="0" draw:end-shape="id2" draw:end-glue-point="8" svg:d="M12700 5207l-4635-2159" svg:viewBox="0 0 4636 2160">
          <text:p/>
        </draw:connector>
        <draw:frame draw:style-name="gr6" draw:text-style-name="P4" draw:layer="layout" svg:width="2.957cm" svg:height="0.649cm" svg:x="2.023cm" svg:y="19.898cm">
          <draw:text-box>
            <text:p><text:span text:style-name="T3">Esp. SafeBuffer</text:span></text:p>
          </draw:text-box>
        </draw:frame>
        <draw:custom-shape draw:style-name="gr2" draw:text-style-name="P3" xml:id="id23" draw:id="id23" draw:layer="layout" svg:width="3.816cm" svg:height="4.445cm" draw:transform="skewX (-0.0134390352403563) translate (1.016cm 10.16cm)">
          <text:p text:style-name="P1"><text:span text:style-name="T2">OWASP top 10 <text:s/>represents "a broad consensus [of] the most critical web application security flaws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62cm" svg:y1="12.382cm" svg:x2="8.191cm" svg:y2="11.05cm" draw:start-shape="id23" draw:start-glue-point="1" svg:d="M4862 12382l3329-1332" svg:viewBox="0 0 3330 1333">
          <text:p/>
        </draw:connector>
        <draw:custom-shape draw:style-name="gr2" draw:text-style-name="P3" xml:id="id24" draw:id="id24" draw:layer="layout" svg:width="4.496cm" svg:height="0.937cm" svg:x="10.228cm" svg:y="21.961cm">
          <text:p text:style-name="P1"><text:span text:style-name="T2">11. XXE (2017 A4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5" draw:id="id25" draw:layer="layout" svg:width="3.48cm" svg:height="1.651cm" svg:x="10.109cm" svg:y="19.939cm">
          <text:p text:style-name="P1"><text:span text:style-name="T2">12. Insecure Deserialization (2017 A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6" draw:id="id26" draw:layer="layout" svg:width="4.064cm" svg:height="1.905cm" svg:x="9.244cm" svg:y="17.453cm">
          <text:p text:style-name="P1"><text:span text:style-name="T2">13. Insufficient Logging and Monitoring (2017 A1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228cm" svg:y1="22.429cm" svg:x2="6.729cm" svg:y2="15.504cm" draw:start-shape="id24" draw:start-glue-point="3" svg:d="M10228 22429l-3499-6925" svg:viewBox="0 0 3500 6926">
          <text:p/>
        </draw:connector>
        <draw:connector draw:style-name="gr3" draw:text-style-name="P1" draw:layer="layout" draw:type="line" svg:x1="10.109cm" svg:y1="20.764cm" svg:x2="6.73cm" svg:y2="15.505cm" draw:start-shape="id25" draw:start-glue-point="3" svg:d="M10109 20764l-3379-5259" svg:viewBox="0 0 3380 5260">
          <text:p/>
        </draw:connector>
        <draw:connector draw:style-name="gr3" draw:text-style-name="P1" draw:layer="layout" draw:type="line" svg:x1="9.244cm" svg:y1="18.405cm" svg:x2="6.731cm" svg:y2="15.506cm" draw:start-shape="id26" draw:start-glue-point="3" svg:d="M9244 18405l-2513-2899" svg:viewBox="0 0 2514 2900">
          <text:p/>
        </draw:connector>
        <draw:custom-shape draw:style-name="gr2" draw:text-style-name="P3" xml:id="id27" draw:id="id27" draw:layer="layout" svg:width="3.175cm" svg:height="1.651cm" svg:x="14.859cm" svg:y="23.368cm">
          <text:p text:style-name="P1"><text:span text:style-name="T2">Encrypted</text:span></text:p>
          <text:p text:style-name="P1"><text:span text:style-name="T2">email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8" draw:id="id28" draw:layer="layout" svg:width="2.54cm" svg:height="1.143cm" svg:x="17.145cm" svg:y="25.273cm">
          <text:p text:style-name="P1"><text:span text:style-name="T2">Gravatar restri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034cm" svg:y1="24.193cm" svg:x2="18.41cm" svg:y2="6.986cm" draw:start-shape="id27" draw:start-glue-point="1" svg:d="M18034 24193l376-17207" svg:viewBox="0 0 377 17208">
          <text:p/>
        </draw:connector>
        <draw:connector draw:style-name="gr3" draw:text-style-name="P1" draw:layer="layout" draw:type="line" svg:x1="18.415cm" svg:y1="25.273cm" svg:x2="18.378cm" svg:y2="6.987cm" draw:start-shape="id28" draw:start-glue-point="0" svg:d="M18415 25273l-37-18286" svg:viewBox="0 0 38 18287">
          <text:p/>
        </draw:connector>
        <draw:custom-shape draw:style-name="gr2" draw:text-style-name="P3" xml:id="id29" draw:id="id29" draw:layer="layout" svg:width="2.032cm" svg:height="1.27cm" svg:x="11.176cm" svg:y="15.748cm">
          <text:p text:style-name="P1"><text:span text:style-name="T2">Cookie</text:span></text:p>
          <text:p text:style-name="P1"><text:span text:style-name="T2">lim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208cm" svg:y1="16.383cm" svg:x2="18.351cm" svg:y2="6.986cm" draw:start-shape="id29" draw:start-glue-point="1" svg:d="M13208 16383l5143-9397" svg:viewBox="0 0 5144 9398">
          <text:p/>
        </draw:connector>
        <draw:custom-shape draw:style-name="gr2" draw:text-style-name="P3" xml:id="id31" draw:id="id31" draw:layer="layout" svg:width="2.667cm" svg:height="1.397cm" svg:x="12.319cm" svg:y="2.667cm">
          <text:p text:style-name="P1"><text:span text:style-name="T2">Securely re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0" draw:id="id30" draw:layer="layout" svg:width="4.445cm" svg:height="0.762cm" svg:x="15.259cm" svg:y="1.016cm">
          <text:p text:style-name="P1"><text:span text:style-name="T2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259cm" svg:y1="1.397cm" svg:x2="14.986cm" svg:y2="3.365cm" draw:start-shape="id30" draw:end-shape="id31" draw:end-glue-point="1" svg:d="M15259 1397l-273 1968" svg:viewBox="0 0 274 1969">
          <text:p/>
        </draw:connector>
        <draw:custom-shape draw:style-name="gr2" draw:text-style-name="P3" xml:id="id32" draw:id="id32" draw:layer="layout" svg:width="3.556cm" svg:height="0.889cm" svg:x="16.048cm" svg:y="2.032cm">
          <text:p text:style-name="P1"><text:span text:style-name="T2">Get authentic 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48cm" svg:y1="2.476cm" svg:x2="14.986cm" svg:y2="3.365cm" draw:start-shape="id32" draw:end-shape="id31" draw:end-glue-point="1" svg:d="M16048 2476l-1062 889" svg:viewBox="0 0 1063 890">
          <text:p/>
        </draw:connector>
        <draw:custom-shape draw:style-name="gr2" draw:text-style-name="P3" xml:id="id33" draw:id="id33" draw:layer="layout" svg:width="3.656cm" svg:height="1.016cm" svg:x="16.129cm" svg:y="3.302cm">
          <text:p text:style-name="P1"><text:span text:style-name="T2">Use package 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129cm" svg:y1="3.81cm" svg:x2="14.987cm" svg:y2="3.365cm" draw:start-shape="id33" draw:start-glue-point="3" svg:d="M16129 3810l-1142-445" svg:viewBox="0 0 1143 446">
          <text:p/>
        </draw:connector>
        <draw:connector draw:style-name="gr3" draw:text-style-name="P1" draw:layer="layout" draw:type="line" svg:x1="12.319cm" svg:y1="3.365cm" svg:x2="8.066cm" svg:y2="3.035cm" draw:start-shape="id31" draw:start-glue-point="3" svg:d="M12319 3365l-4253-330" svg:viewBox="0 0 4254 3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7-05T12:27:21.825966348</dc:date>
    <meta:editing-duration>PT1H57M49S</meta:editing-duration>
    <meta:editing-cycles>46</meta:editing-cycles>
    <meta:generator>LibreOffice/4.2.8.2$Linux_X86_64 LibreOffice_project/420m0$Build-2</meta:generator>
    <meta:document-statistic meta:object-count="69"/>
  </office:meta>
</office:document-meta>
</file>